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2" style:font-size-asian="14pt" style:font-weight-asian="normal" style:font-name-complex="Calibri2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2" style:font-weight-asian="normal" style:font-name-complex="Calibri2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officeooo:paragraph-rsid="0013ab83"/>
    </style:style>
    <style:style style:name="P5" style:family="paragraph" style:parent-style-name="Preformatted_20_Text">
      <style:paragraph-properties fo:margin-top="0cm" fo:margin-bottom="0.051cm" loext:contextual-spacing="false" fo:line-height="0.512cm"/>
    </style:style>
    <style:style style:name="P6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13ab83" style:font-name-asian="Calibri2" style:font-weight-asian="normal" style:font-name-complex="Calibri2" style:font-weight-complex="normal"/>
    </style:style>
    <style:style style:name="P7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13ab83" style:font-name-asian="Calibri2" style:font-weight-asian="bold" style:font-name-complex="Calibri2"/>
    </style:style>
    <style:style style:name="P8" style:family="paragraph" style:parent-style-name="Preformatted_20_Text">
      <style:paragraph-properties fo:margin-top="0cm" fo:margin-bottom="0.051cm" loext:contextual-spacing="false" fo:line-height="100%"/>
      <style:text-properties officeooo:paragraph-rsid="0013ab83"/>
    </style:style>
    <style:style style:name="P9" style:family="paragraph" style:parent-style-name="Preformatted_20_Text">
      <style:paragraph-properties fo:margin-top="0.101cm" fo:margin-bottom="0cm" loext:contextual-spacing="false" fo:line-height="0.512cm"/>
    </style:style>
    <style:style style:name="P10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P11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style:font-size-asian="12pt" style:font-name-complex="Calibri2"/>
    </style:style>
    <style:style style:name="P12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officeooo:rsid="001d2d41" officeooo:paragraph-rsid="001d2d41" style:font-size-asian="12pt" style:font-name-complex="Calibri2"/>
    </style:style>
    <style:style style:name="P13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officeooo:rsid="00115ff0" style:font-size-asian="12pt" style:font-name-complex="Calibri2"/>
    </style:style>
    <style:style style:name="P14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15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officeooo:rsid="001ab313" officeooo:paragraph-rsid="001ab313" style:font-size-asian="12pt" style:font-name-complex="Calibri2"/>
    </style:style>
    <style:style style:name="P16" style:family="paragraph" style:parent-style-name="Preformatted_20_Text">
      <style:paragraph-properties fo:margin-left="0cm" fo:margin-right="-0.801cm" fo:margin-top="0cm" fo:margin-bottom="0cm" loext:contextual-spacing="false" fo:line-height="0.512cm" fo:text-align="start" style:justify-single-word="false" fo:text-indent="0cm" style:auto-text-indent="false"/>
      <style:text-properties style:font-name="Calibri" fo:font-size="12pt" fo:font-style="italic" officeooo:rsid="001ab313" officeooo:paragraph-rsid="001c0334" style:font-size-asian="12pt" style:font-style-asian="italic" style:font-name-complex="Calibri2" style:font-style-complex="italic"/>
    </style:style>
    <style:style style:name="P17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1" fo:font-size="12pt" officeooo:rsid="001c0334" officeooo:paragraph-rsid="001c0334" style:font-size-asian="12pt" style:font-size-complex="12pt"/>
    </style:style>
    <style:style style:name="P18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1" fo:font-size="12pt" officeooo:rsid="001e8d57" officeooo:paragraph-rsid="001e8d57" style:font-size-asian="12pt" style:font-size-complex="12pt"/>
    </style:style>
    <style:style style:name="P19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style:font-name-asian="Calibri2" style:font-size-asian="18pt" style:font-weight-asian="bold" style:font-name-complex="Calibri2"/>
    </style:style>
    <style:style style:name="P20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13ab83" style:font-name-asian="Calibri2" style:font-weight-asian="bold" style:font-name-complex="Calibri2" style:font-weight-complex="bold"/>
    </style:style>
    <style:style style:name="P21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247a9a" style:font-name-asian="Calibri2" style:font-weight-asian="bold" style:font-name-complex="Calibri2" style:font-weight-complex="bold"/>
    </style:style>
    <style:style style:name="P22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247a9a" style:font-name-asian="Calibri2" style:font-weight-asian="bold" style:font-name-complex="Calibri2"/>
    </style:style>
    <style:style style:name="P23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0pt" fo:font-weight="bold" officeooo:rsid="0013ab83" officeooo:paragraph-rsid="0013ab83" style:font-name-asian="Calibri2" style:font-size-asian="10pt" style:font-weight-asian="bold" style:font-name-complex="Calibri2" style:font-size-complex="10pt" style:font-weight-complex="bold"/>
    </style:style>
    <style:style style:name="P24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23c432" style:font-name-asian="Calibri2" style:font-weight-asian="normal" style:font-name-complex="Calibri2"/>
    </style:style>
    <style:style style:name="P25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13ab83" style:font-name-asian="Calibri2" style:font-weight-asian="normal" style:font-name-complex="Calibri2" style:font-weight-complex="normal"/>
    </style:style>
    <style:style style:name="P26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247a9a" style:font-name-asian="Calibri2" style:font-weight-asian="normal" style:font-name-complex="Calibri2" style:font-weight-complex="normal"/>
    </style:style>
    <style:style style:name="P27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294d75" style:font-weight-asian="bold" style:font-weight-complex="bold"/>
    </style:style>
    <style:style style:name="P28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2b953e" style:font-weight-asian="bold" style:font-weight-complex="bold"/>
    </style:style>
    <style:style style:name="P29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2e63a3" style:font-weight-asian="bold" style:font-weight-complex="bold"/>
    </style:style>
    <style:style style:name="P30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2f555a" style:font-weight-asian="bold" style:font-weight-complex="bold"/>
    </style:style>
    <style:style style:name="P31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2fac39" style:font-weight-asian="bold" style:font-weight-complex="bold"/>
    </style:style>
    <style:style style:name="P32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313298" style:font-weight-asian="bold" style:font-weight-complex="bold"/>
    </style:style>
    <style:style style:name="P33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31f9e6" style:font-weight-asian="bold" style:font-weight-complex="bold"/>
    </style:style>
    <style:style style:name="P34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33f3ac" style:font-weight-asian="bold" style:font-weight-complex="bold"/>
    </style:style>
    <style:style style:name="P35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374739" style:font-weight-asian="bold" style:font-weight-complex="bold"/>
    </style:style>
    <style:style style:name="P36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3b41c9" style:font-weight-asian="bold" style:font-weight-complex="bold"/>
    </style:style>
    <style:style style:name="P37" style:family="paragraph" style:parent-style-name="Preformatted_20_Text">
      <style:paragraph-properties fo:margin-top="0cm" fo:margin-bottom="0.051cm" loext:contextual-spacing="false" fo:line-height="0.512cm"/>
      <style:text-properties officeooo:paragraph-rsid="0026ec8b"/>
    </style:style>
    <style:style style:name="P38" style:family="paragraph" style:parent-style-name="Preformatted_20_Text">
      <style:paragraph-properties fo:margin-top="0cm" fo:margin-bottom="0.051cm" loext:contextual-spacing="false" fo:line-height="0.512cm"/>
      <style:text-properties officeooo:paragraph-rsid="00289035"/>
    </style:style>
    <style:style style:name="P39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normal" fo:font-weight="normal" officeooo:rsid="001ab313" officeooo:paragraph-rsid="001ab313" style:font-size-asian="12pt" style:font-style-asian="normal" style:font-weight-asian="normal" style:font-name-complex="Calibri2" style:font-style-complex="normal" style:font-weight-complex="normal"/>
    </style:style>
    <style:style style:name="P40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normal" fo:font-weight="normal" officeooo:rsid="001c0334" officeooo:paragraph-rsid="001c0334" style:font-size-asian="12pt" style:font-style-asian="normal" style:font-weight-asian="normal" style:font-name-complex="Calibri2" style:font-style-complex="normal" style:font-weight-complex="normal"/>
    </style:style>
    <style:style style:name="P41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italic" fo:font-weight="normal" officeooo:rsid="001ab313" officeooo:paragraph-rsid="001ab313" style:font-size-asian="12pt" style:font-style-asian="italic" style:font-weight-asian="normal" style:font-name-complex="Calibri2" style:font-style-complex="italic" style:font-weight-complex="normal"/>
    </style:style>
    <style:style style:name="P42" style:family="paragraph" style:parent-style-name="Preformatted_20_Text">
      <style:paragraph-properties fo:margin-left="0cm" fo:margin-right="-0.801cm" fo:margin-top="0cm" fo:margin-bottom="0cm" loext:contextual-spacing="false" fo:line-height="0.512cm" fo:text-align="start" style:justify-single-word="false" fo:text-indent="0cm" style:auto-text-indent="false"/>
      <style:text-properties style:font-name="Calibri" fo:font-size="12pt" fo:font-style="italic" fo:font-weight="normal" officeooo:rsid="001ab313" officeooo:paragraph-rsid="001c0334" style:font-size-asian="12pt" style:font-style-asian="italic" style:font-weight-asian="normal" style:font-name-complex="Calibri2" style:font-style-complex="italic" style:font-weight-complex="normal"/>
    </style:style>
    <style:style style:name="P43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44" style:family="paragraph" style:parent-style-name="Preformatted_20_Text">
      <style:paragraph-properties fo:margin-left="0cm" fo:margin-right="-0.801cm" fo:margin-top="0cm" fo:margin-bottom="0.051cm" loext:contextual-spacing="false" fo:line-height="0.512cm" fo:text-indent="0cm" style:auto-text-indent="false"/>
      <style:text-properties fo:font-weight="bold" officeooo:rsid="003dde1b" officeooo:paragraph-rsid="003dde1b" style:font-weight-asian="bold" style:font-weight-complex="bold"/>
    </style:style>
    <style:style style:name="P45" style:family="paragraph" style:parent-style-name="Preformatted_20_Text">
      <style:paragraph-properties fo:margin-left="0cm" fo:margin-right="-0.801cm" fo:margin-top="0cm" fo:margin-bottom="0.051cm" loext:contextual-spacing="false" fo:line-height="0.512cm" fo:text-indent="0cm" style:auto-text-indent="false"/>
      <style:text-properties fo:font-weight="bold" officeooo:rsid="004213d7" officeooo:paragraph-rsid="004213d7" style:font-weight-asian="bold" style:font-weight-complex="bold"/>
    </style:style>
    <style:style style:name="T1" style:family="text">
      <style:text-properties style:font-name="Calibri" fo:font-weight="normal" style:font-name-asian="Calibri2" style:font-weight-asian="normal" style:font-name-complex="Calibri2"/>
    </style:style>
    <style:style style:name="T2" style:family="text">
      <style:text-properties style:font-name="Calibri" fo:font-weight="normal" officeooo:rsid="0013ab83" style:font-name-asian="Calibri2" style:font-weight-asian="normal" style:font-name-complex="Calibri2" style:font-weight-complex="normal"/>
    </style:style>
    <style:style style:name="T3" style:family="text">
      <style:text-properties style:font-name="Calibri" fo:font-weight="normal" officeooo:rsid="0023c432" style:font-name-asian="Calibri2" style:font-weight-asian="normal" style:font-name-complex="Calibri2"/>
    </style:style>
    <style:style style:name="T4" style:family="text">
      <style:text-properties style:font-name="Calibri" fo:font-weight="bold" officeooo:rsid="0013ab83" style:font-name-asian="Calibri2" style:font-weight-asian="bold" style:font-name-complex="Calibri2" style:font-weight-complex="bold"/>
    </style:style>
    <style:style style:name="T5" style:family="text">
      <style:text-properties style:font-name="Calibri" fo:font-size="12pt" fo:font-weight="bold" style:font-name-asian="Calibri2" style:font-size-asian="12pt" style:font-weight-asian="bold" style:font-name-complex="Calibri2"/>
    </style:style>
    <style:style style:name="T6" style:family="text">
      <style:text-properties style:font-name="Calibri" fo:font-size="12pt" fo:font-weight="bold" style:font-name-asian="Calibri2" style:font-size-asian="12pt" style:font-weight-asian="bold" style:font-name-complex="Calibri2" style:font-weight-complex="bold"/>
    </style:style>
    <style:style style:name="T7" style:family="text">
      <style:text-properties style:font-name="Calibri" fo:font-size="12pt" fo:font-weight="normal" style:font-name-asian="Calibri2" style:font-size-asian="12pt" style:font-weight-asian="normal" style:font-name-complex="Calibri2"/>
    </style:style>
    <style:style style:name="T8" style:family="text">
      <style:text-properties style:font-name="Calibri" fo:font-size="12pt" fo:font-weight="normal" officeooo:rsid="00289035" style:font-name-asian="Calibri2" style:font-size-asian="12pt" style:font-weight-asian="normal" style:font-name-complex="Calibri2"/>
    </style:style>
    <style:style style:name="T9" style:family="text">
      <style:text-properties style:font-name="Calibri" fo:font-size="12pt" fo:font-style="normal" fo:font-weight="normal" style:font-name-asian="Calibri2" style:font-size-asian="12pt" style:font-style-asian="normal" style:font-weight-asian="normal" style:font-name-complex="Calibri2" style:font-weight-complex="normal"/>
    </style:style>
    <style:style style:name="T10" style:family="text">
      <style:text-properties style:font-name="Calibri" fo:font-size="12pt" fo:font-style="normal" fo:font-weight="normal" officeooo:rsid="00194e17" style:font-name-asian="Calibri2" style:font-size-asian="12pt" style:font-style-asian="normal" style:font-weight-asian="normal" style:font-name-complex="Calibri2" style:font-weight-complex="normal"/>
    </style:style>
    <style:style style:name="T11" style:family="text">
      <style:text-properties style:font-name="Calibri" fo:font-size="12pt" fo:font-style="normal" fo:font-weight="normal" officeooo:rsid="00289035" style:font-name-asian="Calibri2" style:font-size-asian="12pt" style:font-style-asian="normal" style:font-weight-asian="normal" style:font-name-complex="Calibri2" style:font-weight-complex="normal"/>
    </style:style>
    <style:style style:name="T12" style:family="text">
      <style:text-properties style:font-name="Calibri" fo:font-size="12pt" fo:font-style="normal" fo:font-weight="normal" officeooo:rsid="00294d75" style:font-name-asian="Calibri2" style:font-size-asian="12pt" style:font-style-asian="normal" style:font-weight-asian="normal" style:font-name-complex="Calibri2" style:font-weight-complex="normal"/>
    </style:style>
    <style:style style:name="T13" style:family="text">
      <style:text-properties style:font-name="Calibri" fo:font-size="12pt" fo:font-style="normal" fo:font-weight="normal" officeooo:rsid="002d7720" style:font-name-asian="Calibri2" style:font-size-asian="12pt" style:font-style-asian="normal" style:font-weight-asian="normal" style:font-name-complex="Calibri2" style:font-weight-complex="normal"/>
    </style:style>
    <style:style style:name="T14" style:family="text">
      <style:text-properties style:font-name="Calibri" fo:font-size="12pt" fo:font-style="normal" fo:font-weight="normal" officeooo:rsid="002e63a3" style:font-name-asian="Calibri2" style:font-size-asian="12pt" style:font-style-asian="normal" style:font-weight-asian="normal" style:font-name-complex="Calibri2" style:font-weight-complex="normal"/>
    </style:style>
    <style:style style:name="T15" style:family="text">
      <style:text-properties style:font-name="Calibri" fo:font-size="12pt" fo:font-style="normal" fo:font-weight="normal" officeooo:rsid="002f555a" style:font-name-asian="Calibri2" style:font-size-asian="12pt" style:font-style-asian="normal" style:font-weight-asian="normal" style:font-name-complex="Calibri2" style:font-weight-complex="normal"/>
    </style:style>
    <style:style style:name="T16" style:family="text">
      <style:text-properties style:font-name="Calibri" fo:font-size="12pt" fo:font-style="normal" fo:font-weight="normal" officeooo:rsid="002fac39" style:font-name-asian="Calibri2" style:font-size-asian="12pt" style:font-style-asian="normal" style:font-weight-asian="normal" style:font-name-complex="Calibri2" style:font-weight-complex="normal"/>
    </style:style>
    <style:style style:name="T17" style:family="text">
      <style:text-properties style:font-name="Calibri" fo:font-size="12pt" fo:font-style="normal" fo:font-weight="normal" officeooo:rsid="00313298" style:font-name-asian="Calibri2" style:font-size-asian="12pt" style:font-style-asian="normal" style:font-weight-asian="normal" style:font-name-complex="Calibri2" style:font-weight-complex="normal"/>
    </style:style>
    <style:style style:name="T18" style:family="text">
      <style:text-properties style:font-name="Calibri" fo:font-size="12pt" fo:font-style="normal" fo:font-weight="normal" officeooo:rsid="0031f9e6" style:font-name-asian="Calibri2" style:font-size-asian="12pt" style:font-style-asian="normal" style:font-weight-asian="normal" style:font-name-complex="Calibri2" style:font-weight-complex="normal"/>
    </style:style>
    <style:style style:name="T19" style:family="text">
      <style:text-properties style:font-name="Calibri" fo:font-size="12pt" fo:font-style="normal" fo:font-weight="normal" officeooo:rsid="0033f3ac" style:font-name-asian="Calibri2" style:font-size-asian="12pt" style:font-style-asian="normal" style:font-weight-asian="normal" style:font-name-complex="Calibri2" style:font-weight-complex="normal"/>
    </style:style>
    <style:style style:name="T20" style:family="text">
      <style:text-properties style:font-name="Calibri" fo:font-size="12pt" fo:font-style="normal" fo:font-weight="normal" officeooo:rsid="00374739" style:font-name-asian="Calibri2" style:font-size-asian="12pt" style:font-style-asian="normal" style:font-weight-asian="normal" style:font-name-complex="Calibri2" style:font-weight-complex="normal"/>
    </style:style>
    <style:style style:name="T21" style:family="text">
      <style:text-properties style:font-name="Calibri" fo:font-size="12pt" fo:font-style="normal" fo:font-weight="normal" officeooo:rsid="003b41c9" style:font-name-asian="Calibri2" style:font-size-asian="12pt" style:font-style-asian="normal" style:font-weight-asian="normal" style:font-name-complex="Calibri2" style:font-weight-complex="normal"/>
    </style:style>
    <style:style style:name="T22" style:family="text">
      <style:text-properties style:font-name="Calibri" fo:font-size="12pt" fo:font-style="normal" fo:font-weight="normal" officeooo:rsid="003fbf12" style:font-name-asian="Calibri2" style:font-size-asian="12pt" style:font-style-asian="normal" style:font-weight-asian="normal" style:font-name-complex="Calibri2" style:font-weight-complex="normal"/>
    </style:style>
    <style:style style:name="T23" style:family="text">
      <style:text-properties style:font-name="Calibri" fo:font-size="12pt" fo:font-style="normal" fo:font-weight="normal" officeooo:rsid="0041a7b1" style:font-name-asian="Calibri2" style:font-size-asian="12pt" style:font-style-asian="normal" style:font-weight-asian="normal" style:font-name-complex="Calibri2" style:font-weight-complex="normal"/>
    </style:style>
    <style:style style:name="T24" style:family="text">
      <style:text-properties style:font-name="Calibri" fo:font-size="12pt" fo:font-style="normal" fo:font-weight="normal" officeooo:rsid="00436f8b" style:font-name-asian="Calibri2" style:font-size-asian="12pt" style:font-style-asian="normal" style:font-weight-asian="normal" style:font-name-complex="Calibri2" style:font-weight-complex="normal"/>
    </style:style>
    <style:style style:name="T25" style:family="text">
      <style:text-properties style:font-name="Calibri" fo:font-size="12pt" fo:font-style="normal" fo:font-weight="normal" officeooo:rsid="0043d811" style:font-name-asian="Calibri2" style:font-size-asian="12pt" style:font-style-asian="normal" style:font-weight-asian="normal" style:font-name-complex="Calibri2" style:font-weight-complex="normal"/>
    </style:style>
    <style:style style:name="T26" style:family="text">
      <style:text-properties style:font-name="Calibri" fo:font-size="12pt" fo:font-style="normal" officeooo:rsid="00194e17" style:font-name-asian="Calibri2" style:font-size-asian="12pt" style:font-style-asian="normal" style:font-name-complex="Calibri2"/>
    </style:style>
    <style:style style:name="T27" style:family="text">
      <style:text-properties style:font-name="Calibri" fo:font-size="12pt" fo:font-style="normal" officeooo:rsid="00194e17" style:font-name-asian="Calibri2" style:font-size-asian="12pt" style:font-style-asian="normal" style:font-name-complex="Calibri2" style:font-weight-complex="normal"/>
    </style:style>
    <style:style style:name="T28" style:family="text">
      <style:text-properties style:font-name="Calibri" fo:font-size="12pt" fo:font-style="normal" officeooo:rsid="0031f9e6" style:font-name-asian="Calibri2" style:font-size-asian="12pt" style:font-style-asian="normal" style:font-name-complex="Calibri2"/>
    </style:style>
    <style:style style:name="T29" style:family="text">
      <style:text-properties style:font-name="Calibri" fo:font-size="12pt" fo:font-style="normal" officeooo:rsid="0038bb4e" style:font-name-asian="Calibri2" style:font-size-asian="12pt" style:font-style-asian="normal" style:font-name-complex="Calibri2"/>
    </style:style>
    <style:style style:name="T30" style:family="text">
      <style:text-properties style:font-name="Calibri" fo:font-size="12pt" fo:font-style="normal" officeooo:rsid="003a1932" style:font-name-asian="Calibri2" style:font-size-asian="12pt" style:font-style-asian="normal" style:font-name-complex="Calibri2"/>
    </style:style>
    <style:style style:name="T31" style:family="text">
      <style:text-properties officeooo:rsid="0013ab83" style:font-weight-complex="bold"/>
    </style:style>
    <style:style style:name="T32" style:family="text">
      <style:text-properties fo:font-style="italic" officeooo:rsid="001e8d57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1d84a7"/>
    </style:style>
    <style:style style:name="T36" style:family="text">
      <style:text-properties officeooo:rsid="001e8d57"/>
    </style:style>
    <style:style style:name="T37" style:family="text">
      <style:text-properties officeooo:rsid="00214802"/>
    </style:style>
    <style:style style:name="T38" style:family="text">
      <style:text-properties officeooo:rsid="0022c8fb"/>
    </style:style>
    <style:style style:name="T39" style:family="text">
      <style:text-properties officeooo:rsid="0023c432"/>
    </style:style>
    <style:style style:name="T40" style:family="text">
      <style:text-properties officeooo:rsid="0025a82c"/>
    </style:style>
    <style:style style:name="T41" style:family="text">
      <style:text-properties officeooo:rsid="0025e6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aca domowa <text:span text:style-name="T38">7</text:span> – <text:span text:style-name="T38">plate</text:span></text:p>
      <text:p text:style-name="P1">Przemysław Kleszcz</text:p>
      <text:p text:style-name="P2">Zadanie</text:p>
      <text:p text:style-name="P3">Cel pracy domowej: <text:span text:style-name="T38">Obliczyć minimalny koszt cięcia przedstawionej w zadaniu tafli materiału na pojedyncze elementy.</text:span></text:p>
      <text:p text:style-name="P2">Organizacja strukturalna</text:p>
      <text:p text:style-name="P4"><text:span text:style-name="T1">Projekt zawiera </text:span><text:span text:style-name="T3">pięć plików</text:span><text:span text:style-name="T2">: </text:span><text:span text:style-name="T4">AppClient.java, Plate.java, IplateRemote.java, Cost.java, ICostRemote.java</text:span></text:p>
      <text:p text:style-name="P20"><text:span text:style-name="T39">AppClient</text:span>.java:</text:p>
      <text:p text:style-name="P7">public class <text:span text:style-name="T31">AppClient</text:span></text:p>
      <text:p text:style-name="P24"><text:tab/>public static void main(String[] args)</text:p>
      <text:p text:style-name="P24"><text:tab/>private static void getData(Connection conn, String table)<text:tab/></text:p>
      <text:p text:style-name="P24"><text:tab/>private static void prepareConnections()</text:p>
      <text:p text:style-name="P20"><text:span text:style-name="T39">Cost</text:span>.java:</text:p>
      <text:p text:style-name="P7">public class <text:span text:style-name="T39">Cost</text:span></text:p>
      <text:p text:style-name="P6"><text:tab/>public double calculateMinCost()</text:p>
      <text:p text:style-name="P6"><text:tab/>private void deleteGreaterElement(IPlateRemote plate)</text:p>
      <text:p text:style-name="P6"><text:tab/>private void prepareConnections()</text:p>
      <text:p text:style-name="P21"><text:span text:style-name="T41">Plate</text:span>.java:</text:p>
      <text:p text:style-name="P22">public class <text:span text:style-name="T41">Plate</text:span></text:p>
      <text:p text:style-name="P26"><text:tab/>public void reInitialize()</text:p>
      <text:p text:style-name="P26"><text:tab/>public void addCost(double x, double y)</text:p>
      <text:p text:style-name="P26"><text:tab/>public double searchForMaxX()</text:p>
      <text:p text:style-name="P26"><text:tab/>public double searchForMaxY()</text:p>
      <text:p text:style-name="P26"><text:tab/>public void removeX(double min)</text:p>
      <text:p text:style-name="P26"><text:tab/>public void removeY(double min)</text:p>
      <text:p text:style-name="P26"><text:tab/>public boolean isEmptyX()</text:p>
      <text:p text:style-name="P26"><text:tab/>public boolean isEmptyY()</text:p>
      <text:p text:style-name="P26"><text:tab/>private void remove(List&lt;Double&gt; list, double min)</text:p>
      <text:p text:style-name="P26"><text:tab/>private double searchForMax(List&lt;Double&gt; list)</text:p>
      <text:p text:style-name="P6"/>
      <text:p text:style-name="P23">ICostRemote oraz IPlateRemote to interfejsy modelujące odpowiedzialność klas <text:span text:style-name="T40">Cost</text:span> i <text:span text:style-name="T40">Plate</text:span>.</text:p>
      <text:p text:style-name="P8"/>
      <text:p text:style-name="P37"><text:span text:style-name="T6">void main(String[] args)</text:span><text:span text:style-name="T7"> </text:span><text:span text:style-name="T5">-</text:span><text:span text:style-name="T7"> <text:s text:c="2"/>Przyjmuje jako parametr tablicę argumentów linii komend. Punkt wejścia programu. </text:span></text:p>
      <text:p text:style-name="P37"><text:span text:style-name="T7"/></text:p>
      <text:p text:style-name="P38"><text:span text:style-name="T6"><text:s/>getData(Connection conn, String table)</text:span><text:span text:style-name="T7"> </text:span><text:span text:style-name="T5">-</text:span><text:span text:style-name="T7"> <text:s text:c="2"/></text:span><text:span text:style-name="T8">Przyjmuje jako parametry połączenie do źródła danych oraz nazwę tabeli. Pozyskuje dane z tabeli i przekazuje do dalszego komponentu.</text:span></text:p>
      <text:p text:style-name="P5"/>
      <text:p text:style-name="P27"><text:soft-page-break/><text:span text:style-name="T26">prepareConnections()</text:span><text:span text:style-name="T10"> </text:span><text:span text:style-name="T27">-</text:span><text:span text:style-name="T10"> <text:s text:c="2"/></text:span><text:span text:style-name="T11">Inicjalizacja zmiennych będących referencjami do komponentów </text:span><text:span text:style-name="T12">Cost</text:span><text:span text:style-name="T11"> i </text:span><text:span text:style-name="T12">Plate</text:span><text:span text:style-name="T11">.</text:span></text:p>
      <text:p text:style-name="P27"><text:span text:style-name="T11"/></text:p>
      <text:p text:style-name="P28"><text:span text:style-name="T29">c</text:span><text:span text:style-name="T26">alculateMinCost() -</text:span><text:span text:style-name="T10"> <text:s text:c="2"/></text:span><text:span text:style-name="T13">Zwraca minimalny koszt cięcia.</text:span></text:p>
      <text:p text:style-name="P28"><text:span text:style-name="T13"/></text:p>
      <text:p text:style-name="P29"><text:span text:style-name="T26">deleteGreaterElement(</text:span><text:span text:style-name="T30">)</text:span><text:span text:style-name="T26"> -</text:span><text:span text:style-name="T10"> <text:s/></text:span><text:span text:style-name="T14">Wyszukuje maksymalne elementy z list kosztów X oraz Y oraz usuwa z listy element o wyższej wartości.</text:span></text:p>
      <text:p text:style-name="P29"><text:span text:style-name="T14"/></text:p>
      <text:p text:style-name="P30"><text:span text:style-name="T26">prepareConnections()</text:span><text:span text:style-name="T10"> </text:span><text:span text:style-name="T26">-</text:span><text:span text:style-name="T10"> <text:s/></text:span><text:span text:style-name="T11">Inicjalizacja zmienn</text:span><text:span text:style-name="T15">ej</text:span><text:span text:style-name="T11"> </text:span><text:span text:style-name="T15">będącej</text:span><text:span text:style-name="T11"> </text:span><text:span text:style-name="T15">referencją</text:span><text:span text:style-name="T11"> do komponent</text:span><text:span text:style-name="T15">u Plate.</text:span></text:p>
      <text:p text:style-name="P30"><text:span text:style-name="T15"/></text:p>
      <text:p text:style-name="P31"><text:span text:style-name="T26">reInitialize()</text:span><text:span text:style-name="T10"> </text:span><text:span text:style-name="T26">-</text:span><text:span text:style-name="T10"> <text:s/></text:span><text:span text:style-name="T11">Inicjaliz</text:span><text:span text:style-name="T16">uje na nowo pola klasy, zeruje stan.</text:span></text:p>
      <text:p text:style-name="P31"><text:span text:style-name="T16"/></text:p>
      <text:p text:style-name="P32"><text:span text:style-name="T26">addCost(double x, double y)</text:span><text:span text:style-name="T10"> - <text:s/></text:span><text:span text:style-name="T21">Przyjmuje jako parametry koszty x i y.</text:span><text:span text:style-name="T10"> </text:span><text:span text:style-name="T17">Dodaje nowe elementy do listy kosztów.</text:span></text:p>
      <text:p text:style-name="P32"><text:span text:style-name="T17"/></text:p>
      <text:p text:style-name="P33"><text:span text:style-name="T26">searchForMaxX() -</text:span><text:span text:style-name="T10"> <text:s/></text:span><text:span text:style-name="T18">Zwraca maksymalny element z listy X.</text:span></text:p>
      <text:p text:style-name="P33"><text:span text:style-name="T18"/></text:p>
      <text:p text:style-name="P33"><text:span text:style-name="T26">searchForMaxY() -</text:span><text:span text:style-name="T10"> <text:s/></text:span><text:span text:style-name="T18">Zwraca maksymalny element z listy Y.</text:span></text:p>
      <text:p text:style-name="P33"><text:span text:style-name="T18"/></text:p>
      <text:p text:style-name="P33"><text:span text:style-name="T26">removeX</text:span><text:span text:style-name="T10">(</text:span><text:span text:style-name="T26">double min</text:span><text:span text:style-name="T10">) - <text:s/></text:span><text:span text:style-name="T21">Przyjmuje jako parametr wartość z listy.</text:span><text:span text:style-name="T10"> </text:span><text:span text:style-name="T18">Usuwa wartość z listy X.</text:span></text:p>
      <text:p text:style-name="P33"><text:span text:style-name="T18"/></text:p>
      <text:p text:style-name="P36"><text:span text:style-name="T26">remove</text:span><text:span text:style-name="T28">Y</text:span><text:span text:style-name="T26">(double min)</text:span><text:span text:style-name="T10"> - <text:s/></text:span><text:span text:style-name="T21">Przyjmuje jako parametr wartość listy. </text:span><text:span text:style-name="T18">Usuwa wartość z listy Y.</text:span></text:p>
      <text:p text:style-name="P33"><text:span text:style-name="T18"/></text:p>
      <text:p text:style-name="P33"><text:span text:style-name="T28">isEmptyX</text:span><text:span text:style-name="T26">()</text:span><text:span text:style-name="T10"> - <text:s/></text:span><text:span text:style-name="T18">Zwraca true jeśli lista X jest pusta, w przeciwnym wypadku false.</text:span></text:p>
      <text:p text:style-name="P33"><text:span text:style-name="T18"/></text:p>
      <text:p text:style-name="P33"><text:span text:style-name="T28">isEmptyY</text:span><text:span text:style-name="T26">()</text:span><text:span text:style-name="T10"> - <text:s/></text:span><text:span text:style-name="T18">Zwraca true jeśli lista Y jest pusta, w przeciwnym wypadku false.</text:span></text:p>
      <text:p text:style-name="P33"><text:span text:style-name="T18"/></text:p>
      <text:p text:style-name="P34"><text:span text:style-name="T26">remove(List&lt;Double&gt; list, double min)</text:span><text:span text:style-name="T10"> - <text:s/></text:span><text:span text:style-name="T19">Przyjmuje jako parametry listę oraz wartość listy. Usuwa wartość z listy przekazanej parametrem.</text:span></text:p>
      <text:p text:style-name="P34"><text:span text:style-name="T19"/></text:p>
      <text:p text:style-name="P35"><text:span text:style-name="T26">searchForMax(List&lt;Double&gt; list)</text:span><text:span text:style-name="T10"> - <text:s/></text:span><text:span text:style-name="T20">Przyjmuję listę jako parametr. Wyszukuje maksymalny element z listy przekazanej parametrem.</text:span></text:p>
      <text:p text:style-name="P9"/>
      <text:p text:style-name="P10">Opis mechanizmu</text:p>
      <text:p text:style-name="P14"/>
      <text:p text:style-name="P44"><text:span text:style-name="T20">P</text:span><text:span text:style-name="T9">rogram jest zrealizowany w postaci aplikacji klienckiej + EJB. Do programu przekazywane są dwa parametry: &lt;datasource&gt; oraz &lt;table&gt;. &lt;datasource&gt; to nazwa JNDI na podstawie, której pobierane jest źródło danych (poprzez zastosowanie lookup). W dalszej kolejności, korzystając z źródła danych oraz tabeli o nazwie przekazanej parametrem, pozyskiwane są dane poszczególnych kosztów. Dane są umieszczane w strukturze obliczeniowej poprzez przekazanie ich do komponentu Plate, który pobierany jest za pomocą stosownej nazwy JNDI. </text:span><text:span text:style-name="T22">W następnej kolejności uruchamiana jest </text:span><text:soft-page-break/><text:span text:style-name="T22">funkcjonalność obliczania minimalnego kosztu komponentu Cost. </text:span><text:span text:style-name="T23">Wynik działania metody jest wynikiem działania programu i jest przekazywany na standardowe wyjście.</text:span></text:p>
      <text:p text:style-name="P44"><text:span text:style-name="T23"/></text:p>
      <text:p text:style-name="P45"><text:span text:style-name="T23">P</text:span><text:span text:style-name="T9">roces podziału tafli materiału na poszczególne pojedyncze elementy przy uzyskaniu minimalnego kosztu jest realizowany w następujący sposób. W strukturach agregujących koszty wzdłuż linii poziomej i pionowej należy wyszukać maksymalne wartości. Jeśli jedna bądź druga lista nie posiadają już elementów, to za wartość maksymalną liczby należy podstawić -1. W następnym etapie należy wybrać element większy z dwóch wybranych elementów maksymalnych. Następnie należy usunąć większy element z zawierającej go listy i powiększyć sumę kosztów cięć o koszt cięcia wzdłuż <text:s/>bieżącej linii razy liczba dokonanych cięć </text:span><text:span text:style-name="T24">wzdłuż </text:span><text:span text:style-name="T9">drugiej osi. </text:span><text:span text:style-name="T24">Powyższy proces należy powtarzać aż do momentu kiedy obie listy cięć nie będą zawierać elementów. Uzyskana suma kosztów jest wynikiem działania programu. </text:span><text:span text:style-name="T25">Złożoność obliczeniowa: <text:s/>n2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00:43:29.007000000</dc:date>
    <meta:editing-duration>PT1H40M11S</meta:editing-duration>
    <meta:editing-cycles>49</meta:editing-cycles>
    <meta:generator>LibreOffice/5.4.2.2$Windows_X86_64 LibreOffice_project/22b09f6418e8c2d508a9eaf86b2399209b0990f4</meta:generator>
    <meta:document-statistic meta:table-count="0" meta:image-count="0" meta:object-count="0" meta:page-count="3" meta:paragraph-count="48" meta:word-count="539" meta:character-count="4152" meta:non-whitespace-character-count="3619"/>
  </office:meta>
</office:document-meta>
</file>